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2pt" fo:text-shadow="none" fo:font-weight="bold" style:font-size-asian="32pt" style:font-weight-asian="bold" style:font-size-complex="32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10" style:family="paragraph">
      <style:paragraph-properties fo:margin-left="0.318cm" fo:margin-right="0cm" fo:text-indent="0cm"/>
      <style:text-properties fo:font-size="26pt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2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color="#ffffff" style:font-name="Segoe UI2" fo:font-size="26pt" fo:text-shadow="1pt 1pt" style:font-size-asian="26pt" style:font-size-complex="2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643</text:span></text:p>
            <text:p text:style-name="P1"><text:span text:style-name="T2">“</text:span><text:span text:style-name="T2">Sent Forth by God's Bless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13cm" svg:height="8.701cm" svg:x="1.778cm" svg:y="0.508cm">
          <draw:text-box>
            <text:p text:style-name="P4"><text:span text:style-name="T3">1. </text:span><text:span text:style-name="T4">Sent forth by God’s blessing,</text:span><text:span text:style-name="T4"><text:line-break/></text:span><text:span text:style-name="T4">Our true faith confessing,</text:span><text:span text:style-name="T4"><text:line-break/></text:span><text:span text:style-name="T4">The people of God</text:span></text:p>
            <text:p text:style-name="P4"><text:span text:style-name="T4">from His dwelling take le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4.384cm" svg:height="7.177cm" svg:x="1.825cm" svg:y="0.529cm">
          <draw:text-box>
            <text:p text:style-name="P4"><text:span text:style-name="T5"><text:s/></text:span><text:span text:style-name="T4">The Supper is ended.</text:span></text:p>
            <text:p text:style-name="P4"><text:span text:style-name="T4">O now be extended</text:span></text:p>
            <text:p text:style-name="P4"><text:span text:style-name="T4">The fruits of this service</text:span></text:p>
            <text:p text:style-name="P4"><text:span text:style-name="T4">in all who belie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5" draw:layer="layout" svg:width="24.638cm" svg:height="7.011cm" svg:x="1.778cm" svg:y="0.508cm">
          <draw:text-box>
            <text:p text:style-name="P4"><text:span text:style-name="T4">The seed of His teaching,</text:span><text:span text:style-name="T5"> </text:span><text:span text:style-name="T4"><text:line-break/></text:span><text:span text:style-name="T4">Receptive souls reaching,</text:span></text:p>
            <text:p text:style-name="P4"><text:span text:style-name="T4">Shall blossom in action</text:span></text:p>
            <text:p text:style-name="P4"><text:span text:style-name="T4">for God and for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4" draw:text-style-name="P7" draw:layer="layout" svg:width="24.384cm" svg:height="7.177cm" svg:x="1.778cm" svg:y="0.508cm">
          <draw:text-box>
            <text:p text:style-name="P6"><text:span text:style-name="T4">His grace did invite us,</text:span></text:p>
            <text:p text:style-name="P6"><text:span text:style-name="T4">His love shall unite us</text:span><text:span text:style-name="T4"><text:line-break/></text:span><text:span text:style-name="T4">To work for God’s kingdom</text:span></text:p>
            <text:p text:style-name="P6"><text:span text:style-name="T4">and answer His ca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6" draw:text-style-name="P5" draw:layer="layout" svg:width="24.13cm" svg:height="7.366cm" svg:x="1.966cm" svg:y="0.551cm">
          <draw:text-box>
            <text:p text:style-name="P4"><text:span text:style-name="T3">2. </text:span><text:span text:style-name="T4">With praise and thanksgiving</text:span><text:span text:style-name="T4"><text:line-break/></text:span><text:span text:style-name="T4">To God ever-living,</text:span><text:span text:style-name="T4"><text:line-break/></text:span><text:span text:style-name="T4">The tasks of our ev’ryday </text:span></text:p>
            <text:p text:style-name="P4"><text:span text:style-name="T4">life we will f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6" draw:text-style-name="P5" draw:layer="layout" svg:width="24.384cm" svg:height="7.366cm" svg:x="1.871cm" svg:y="0.524cm">
          <draw:text-box>
            <text:p text:style-name="P4"><text:span text:style-name="T4">Our faith ever sharing,</text:span></text:p>
            <text:p text:style-name="P4"><text:span text:style-name="T4">In love ever caring,</text:span><text:span text:style-name="T4"><text:line-break/></text:span><text:span text:style-name="T4">Embracing His children</text:span></text:p>
            <text:p text:style-name="P4"><text:span text:style-name="T4">of each tribe and r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6" draw:text-style-name="P7" draw:layer="layout" svg:width="25.146cm" svg:height="7.366cm" svg:x="1.524cm" svg:y="0.508cm">
          <draw:text-box>
            <text:p text:style-name="P6"><text:span text:style-name="T4">With Your feast You feed us,</text:span><text:span text:style-name="T4"><text:line-break/></text:span><text:span text:style-name="T4">With Your light now lead us;</text:span></text:p>
            <text:p text:style-name="P6"><text:span text:style-name="T4">Unite us as one</text:span></text:p>
            <text:p text:style-name="P6"><text:span text:style-name="T4">in this life that we sha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Hymn_25_20template" presentation:presentation-page-layout-name="AL1T0">
        <draw:frame draw:style-name="gr7" draw:text-style-name="P11" draw:layer="layout" svg:width="24.892cm" svg:height="13.211cm" svg:x="1.524cm" svg:y="0.508cm">
          <draw:text-box>
            <text:p text:style-name="P9"><text:span text:style-name="T4">Then may all the living</text:span><text:span text:style-name="T4"><text:line-break/></text:span><text:span text:style-name="T4">With praise and thanksgiving</text:span><text:span text:style-name="T4"><text:line-break/></text:span><text:span text:style-name="T4">Give honor to Christ </text:span></text:p>
            <text:p text:style-name="P9"><text:span text:style-name="T4">and His name that we bear.</text:span></text:p>
            <text:p text:style-name="P10"><text:span text:style-name="T6"/></text:p>
            <text:p text:style-name="P10"><text:span text:style-name="T6"/></text:p>
            <text:p text:style-name="P10"><text:span text:style-name="T7">© 1964 World Library Publications. </text:span></text:p>
            <text:p text:style-name="P10"><text:span text:style-name="T7">Used by permission: </text:span></text:p>
            <text:p text:style-name="P10"><text:span text:style-name="T7">LSB Hymn License</text:span></text:p>
            <text:p text:style-name="P10"><text:span text:style-name="T7"><text:s/></text:span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0:04:27.818000000</meta:creation-date>
    <dc:title>Hymn template</dc:title>
    <meta:editing-duration>PT19M57S</meta:editing-duration>
    <meta:editing-cycles>22</meta:editing-cycles>
    <meta:generator>LibreOffice/6.1.5.2$Windows_X86_64 LibreOffice_project/90f8dcf33c87b3705e78202e3df5142b201bd805</meta:generator>
    <meta:initial-creator>Arthur Hoch</meta:initial-creator>
    <dc:date>2019-04-27T11:36:20.298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10-01T10:04:27.710000000"/>
  </office:meta>
</office:document-meta>
</file>